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H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5.674cm" table:align="left"/>
    </style:style>
    <style:style style:name="Tableau3.A" style:family="table-column">
      <style:table-column-properties style:column-width="1.411cm"/>
    </style:style>
    <style:style style:name="Tableau3.B" style:family="table-column">
      <style:table-column-properties style:column-width="1.97cm"/>
    </style:style>
    <style:style style:name="Tableau3.C" style:family="table-column">
      <style:table-column-properties style:column-width="2.293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.794cm" table:align="left"/>
    </style:style>
    <style:style style:name="Tableau4.A" style:family="table-column">
      <style:table-column-properties style:column-width="1.794cm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.794cm" table:align="left"/>
    </style:style>
    <style:style style:name="Tableau5.A" style:family="table-column">
      <style:table-column-properties style:column-width="1.794cm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.794cm" table:align="left"/>
    </style:style>
    <style:style style:name="Tableau6.A" style:family="table-column">
      <style:table-column-properties style:column-width="1.794cm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.794cm" table:align="left"/>
    </style:style>
    <style:style style:name="Tableau7.A" style:family="table-column">
      <style:table-column-properties style:column-width="1.794cm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.794cm" table:align="left"/>
    </style:style>
    <style:style style:name="Tableau8.A" style:family="table-column">
      <style:table-column-properties style:column-width="1.794cm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401cm" style:rel-column-width="13106*"/>
    </style:style>
    <style:style style:name="Tableau9.B" style:family="table-column">
      <style:table-column-properties style:column-width="3.401cm" style:rel-column-width="13107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E1" style:family="table-cell">
      <style:table-cell-properties fo:padding="0.097cm" fo:border="0.088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E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3.851cm" style:rel-column-width="2183*"/>
    </style:style>
    <style:style style:name="Tableau10.B" style:family="table-column">
      <style:table-column-properties style:column-width="4.175cm" style:rel-column-width="2367*"/>
    </style:style>
    <style:style style:name="Tableau10.C" style:family="table-column">
      <style:table-column-properties style:column-width="8.975cm" style:rel-column-width="508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3">
      <style:paragraph-properties fo:text-align="justify" style:justify-single-word="false"/>
    </style:style>
    <style:style style:name="P9" style:family="paragraph" style:parent-style-name="Standard" style:list-style-name="L4">
      <style:paragraph-properties fo:text-align="justify" style:justify-single-word="false"/>
    </style:style>
    <style:style style:name="P10" style:family="paragraph" style:parent-style-name="Standard" style:list-style-name="L5">
      <style:paragraph-properties fo:text-align="justify" style:justify-single-word="false"/>
    </style:style>
    <style:style style:name="P11" style:family="paragraph" style:parent-style-name="Standard" style:list-style-name="L6">
      <style:paragraph-properties fo:text-align="justify" style:justify-single-word="false"/>
    </style:style>
    <style:style style:name="P12" style:family="paragraph" style:parent-style-name="Standard" style:list-style-name="L7">
      <style:paragraph-properties fo:text-align="justify" style:justify-single-word="false"/>
    </style:style>
    <style:style style:name="P13" style:family="paragraph" style:parent-style-name="Standard" style:list-style-name="L8">
      <style:paragraph-properties fo:text-align="justify" style:justify-single-word="false"/>
    </style:style>
    <style:style style:name="P14" style:family="paragraph" style:parent-style-name="Standard" style:list-style-name="L9">
      <style:paragraph-properties fo:text-align="justify" style:justify-single-word="false"/>
    </style:style>
    <style:style style:name="P15" style:family="paragraph" style:parent-style-name="Standard" style:list-style-name="L10">
      <style:paragraph-properties fo:text-align="justify" style:justify-single-word="false"/>
    </style:style>
    <style:style style:name="P16" style:family="paragraph" style:parent-style-name="Standard" style:list-style-name="L11">
      <style:paragraph-properties fo:text-align="justify" style:justify-single-word="false"/>
    </style:style>
    <style:style style:name="P17" style:family="paragraph" style:parent-style-name="Standard" style:list-style-name="L12">
      <style:paragraph-properties fo:text-align="justify" style:justify-single-word="false"/>
    </style:style>
    <style:style style:name="P18" style:family="paragraph" style:parent-style-name="Standard" style:list-style-name="L13">
      <style:paragraph-properties fo:text-align="justify" style:justify-single-word="false"/>
    </style:style>
    <style:style style:name="P19" style:family="paragraph" style:parent-style-name="Standard" style:list-style-name="L14">
      <style:paragraph-properties fo:text-align="justify" style:justify-single-word="false"/>
    </style:style>
    <style:style style:name="P20" style:family="paragraph" style:parent-style-name="Standard" style:list-style-name="L15">
      <style:paragraph-properties fo:text-align="justify" style:justify-single-word="false"/>
    </style:style>
    <style:style style:name="P21" style:family="paragraph" style:parent-style-name="Standard" style:list-style-name="L16">
      <style:paragraph-properties fo:text-align="justify" style:justify-single-word="false"/>
    </style:style>
    <style:style style:name="P22" style:family="paragraph" style:parent-style-name="Standard" style:list-style-name="L17"/>
    <style:style style:name="P23" style:family="paragraph" style:parent-style-name="Table_20_Contents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tion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Langage de programmation <text:tab/></text:p>
          </table:table-cell>
          <table:table-cell table:style-name="Tableau1.B1" office:value-type="string">
            <text:p text:style-name="P2">Langage machine</text:p>
          </table:table-cell>
        </table:table-row>
        <table:table-row>
          <table:table-cell table:style-name="Tableau1.A2" office:value-type="string">
            <text:p text:style-name="P2">Haut niveau</text:p>
          </table:table-cell>
          <table:table-cell table:style-name="Tableau1.B2" office:value-type="string">
            <text:p text:style-name="P4">Bas niveau</text:p>
          </table:table-cell>
        </table:table-row>
        <table:table-row>
          <table:table-cell table:style-name="Tableau1.A2" office:value-type="string">
            <text:p text:style-name="P2">Syntaxe riche</text:p>
          </table:table-cell>
          <table:table-cell table:style-name="Tableau1.B2" office:value-type="string">
            <text:p text:style-name="P4">Reflète l'architecture matérielle</text:p>
          </table:table-cell>
        </table:table-row>
        <table:table-row>
          <table:table-cell table:style-name="Tableau1.A2" office:value-type="string">
            <text:p text:style-name="P2">Expressivité</text:p>
          </table:table-cell>
          <table:table-cell table:style-name="Tableau1.B2" office:value-type="string">
            <text:p text:style-name="P4">Opérateurs explicites sur les unités fonctionnelles et la mémoire</text:p>
          </table:table-cell>
        </table:table-row>
        <table:table-row>
          <table:table-cell table:style-name="Tableau1.A2" office:value-type="string">
            <text:p text:style-name="P2">structuration du programme = <text:s/>facilite le raisonnement</text:p>
            <text:list xml:id="list8910133293137105485" text:style-name="L1">
              <text:list-header>
                <text:p text:style-name="P6"/>
              </text:list-header>
            </text:list>
          </table:table-cell>
          <table:table-cell table:style-name="Tableau1.B2" office:value-type="string">
            <text:p text:style-name="P4">Organisation du programme adapté au matériel et qui fournis une bonne exploitation des ressources</text:p>
          </table:table-cell>
        </table:table-row>
        <table:table-row>
          <table:table-cell table:style-name="Tableau1.A2" office:value-type="string">
            <text:p text:style-name="P2">existence de langages riches = dédiés à un domaine spécifique</text:p>
          </table:table-cell>
          <table:table-cell table:style-name="Tableau1.B2" office:value-type="string">
            <text:p text:style-name="P4"/>
          </table:table-cell>
        </table:table-row>
      </table:table>
      <text:p text:style-name="P2"/>
      <text:p text:style-name="P2"/>
      <text:p text:style-name="P2">Vision plus générale</text:p>
      <text:list xml:id="list4875590676816700275" text:style-name="L2">
        <text:list-item>
          <text:list>
            <text:list-item>
              <text:p text:style-name="P7">Compilation = traduction et transformation d'un langage source vers un langage cible</text:p>
            </text:list-item>
          </text:list>
        </text:list-item>
      </text:list>
      <text:p text:style-name="P2"/>
      <text:p text:style-name="P2">Différents niveaux de langages</text:p>
      <text:list xml:id="list1801028613725615398" text:style-name="L3">
        <text:list-item>
          <text:list>
            <text:list-item>
              <text:p text:style-name="P8">langage machine = suite binaire interpelable par les micro-programmes du processeur</text:p>
            </text:list-item>
            <text:list-item>
              <text:p text:style-name="P8">langage assembleur = instructions représentées par des symboles mnémoniques</text:p>
              <text:list>
                <text:list-item>
                  <text:p text:style-name="P8">traduction en langage machine avec un assembleur</text:p>
                </text:list-item>
              </text:list>
            </text:list-item>
          </text:list>
        </text:list-item>
      </text:list>
      <text:list xml:id="list4584208849470070254" text:style-name="L4">
        <text:list-item>
          <text:list>
            <text:list-item>
              <text:p text:style-name="P9">langage de tout niveau</text:p>
            </text:list-item>
            <text:list-item>
              <text:p text:style-name="P9">langage intermédiaire = langage interne à un compilateur</text:p>
              <text:list>
                <text:list-item>
                  <text:p text:style-name="P9">commun à tous les langages sources pris en compte</text:p>
                </text:list-item>
                <text:list-item>
                  <text:p text:style-name="P9">la compilation effectue ses analyses et ses transformations sur la forme intermédiaire du programme</text:p>
                </text:list-item>
                <text:list-item>
                  <text:p text:style-name="P9">puis traduit la version finale en langage machine</text:p>
                </text:list-item>
              </text:list>
            </text:list-item>
          </text:list>
        </text:list-item>
      </text:list>
      <text:p text:style-name="P2"/>
      <text:p text:style-name="P2"><text:tab/>Exemple :</text:p>
      <text:list xml:id="list8668208631804664864" text:style-name="L5">
        <text:list-item>
          <text:p text:style-name="P10">GCC = 3 formes intermédiaires</text:p>
        </text:list-item>
        <text:list-item>
          <text:p text:style-name="P10">CLANG</text:p>
        </text:list-item>
        <text:list-item>
          <text:p text:style-name="P10">bytecode Java ou .N ET</text:p>
        </text:list-item>
      </text:list>
      <text:p text:style-name="P2"/>
      <text:p text:style-name="P2">Différents types de compilateurs</text:p>
      <text:list xml:id="list7886643797030258184" text:style-name="L6">
        <text:list-item>
          <text:list>
            <text:list-item>
              <text:p text:style-name="P11">Interpréteur : le programme source est traduit en langage machine à la volée puis exécuté</text:p>
              <text:list>
                <text:list-header>
                  <text:p text:style-name="P11">Exemple : python bash</text:p>
                </text:list-header>
              </text:list>
            </text:list-item>
          </text:list>
        </text:list-item>
      </text:list>
      <text:list xml:id="list9146037103485369169" text:style-name="L7">
        <text:list-item>
          <text:list>
            <text:list-item>
              <text:p text:style-name="P12">Machine virtuelle ou compilateur dynamique ou JIT (Just In Time compiler)</text:p>
              <text:list>
                <text:list-item>
                  <text:p text:style-name="P12">Prend en entrée un programme en langage intermédiaire, le traduit, l'optimise puis l'exécute</text:p>
                </text:list-item>
              </text:list>
            </text:list-item>
          </text:list>
        </text:list-item>
      </text:list>
      <text:list xml:id="list4128236510170207002" text:style-name="L8">
        <text:list-item>
          <text:list>
            <text:list-item>
              <text:p text:style-name="P13">Compilateur statique : prend en entrée un programme en langage source, le traduit, l'optimise et produit en sortie un programme en langage objet</text:p>
              <text:list>
                <text:list-item>
                  <text:p text:style-name="P13">compilateurs source-à-source</text:p>
                </text:list-item>
                <text:list-item>
                  <text:p text:style-name="P13">optimisation d'un programme au niveau du langage source-à-sourc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text:soft-page-break/>Niveau de compréhension d'un texte source</text:p>
      <text:p text:style-name="P2">Texte source = suite de caractères</text:p>
      <text:p text:style-name="P2"/>
      <text:p text:style-name="P2">Premier niveau : reconnaissance de mots dans le texte</text:p>
      <text:p text:style-name="P2"><text:tab/>= groupes de caractères qui correspondent à un lexique</text:p>
      <text:p text:style-name="P2"><text:tab/><text:tab/>mots = unités syntaxiques, tokens</text:p>
      <text:p text:style-name="P2">= Analyse lexicale</text:p>
      <text:p text:style-name="P2"/>
      <text:p text:style-name="P2">Deuxième niveau : trouver la structure du texte et vérifier s'il est conforme à une syntaxe</text:p>
      <text:p text:style-name="P2"><text:tab/>Syntaxe est définie pour une grammaire</text:p>
      <text:p text:style-name="P2">= Analyse syntaxique</text:p>
      <text:p text:style-name="P2"/>
      <text:p text:style-name="P2">Troisième niveau</text:p>
      <text:p text:style-name="P2"/>
      <text:p text:style-name="P2"/>
      <text:p text:style-name="P2"/>
      <text:p text:style-name="P2"/>
      <text:p text:style-name="P3">TD</text:p>
      <text:p text:style-name="P2">Alphabet : Ensemble fini de symboles.</text:p>
      <text:p text:style-name="P2">Mot : Séquence finie de symboles d'un alphabet.</text:p>
      <text:p text:style-name="P2">Longueur d'un mot : Son nombre de symboles.</text:p>
      <text:p text:style-name="P2">Langage : ensemble de mots sur un alphabet donné.</text:p>
      <text:p text:style-name="P2">L'analyse lexicale cherche à déterminer le « statut » (= unité lexicale ~= token) qui lui correspond.</text:p>
      <text:p text:style-name="P2"/>
      <text:p text:style-name="P2">Donc étant donné un mot, quel est son statut ?</text:p>
      <text:p text:style-name="P2">42 → entier littéral</text:p>
      <text:p text:style-name="P2">3,14 <text:s/>→ flottant littéral</text:p>
      <text:p text:style-name="P2">« string » → chaine littérale</text:p>
      <text:p text:style-name="P2">printf → identificateur</text:p>
      <text:p text:style-name="P2">while → mot clé</text:p>
      <text:p text:style-name="P2">; → punctuation</text:p>
      <text:p text:style-name="P2"/>
      <text:p text:style-name="P2">I.</text:p>
      <text:list xml:id="list9001438212785293913" text:style-name="L9">
        <text:list-item>
          <text:list>
            <text:list-item>
              <text:list>
                <text:list-item>
                  <text:p text:style-name="P14">[a-zA-Z_][a-zA-Z_0-9]*</text:p>
                </text:list-item>
                <text:list-item>
                  <text:p text:style-name="P14"/>
                </text:list-item>
                <text:list-item>
                  <text:p text:style-name="P14">0*10*10*10* </text:p>
                </text:list-item>
                <text:list-item>
                  <text:p text:style-name="P14">(1[01]*)? 0</text:p>
                </text:list-item>
                <text:list-item>
                  <text:p text:style-name="P14">[1-9][0-9]*</text:p>
                </text:list-item>
                <text:list-item>
                  <text:p text:style-name="P14">0[0-7]</text:p>
                </text:list-item>
                <text:list-item>
                  <text:p text:style-name="P14">0[xX][0-9a-fA-F]</text:p>
                </text:list-item>
                <text:list-item>
                  <text:p text:style-name="P14">0[bB][01]+</text:p>
                </text:list-item>
                <text:list-item>
                  <text:p text:style-name="P14">...[uU]?[lL]?[(ll)(LL)]?</text:p>
                </text:list-item>
              </text:list>
            </text:list-item>
          </text:list>
        </text:list-item>
      </text:list>
      <text:p text:style-name="P2"/>
      <text:p text:style-name="P2">Grammaires : composées d'un ensemble de productions mettant en jeu </text:p>
      <text:list xml:id="list1709571460161545351" text:style-name="L10">
        <text:list-item>
          <text:p text:style-name="P15">Les terminaux (unités lexicales)</text:p>
        </text:list-item>
        <text:list-item>
          <text:p text:style-name="P15">Les non-terminaux (variables syntaxiques)</text:p>
        </text:list-item>
      </text:list>
      <text:p text:style-name="P2">Une production a la forme suivante :</text:p>
      <text:p text:style-name="P2"><text:tab/>Partie gauche<text:tab/><text:tab/><text:tab/>→ <text:tab/><text:tab/><text:tab/>Partie droite</text:p>
      <text:p text:style-name="P2"><text:tab/>(non-terminal)<text:tab/><text:tab/><text:tab/><text:tab/><text:tab/><text:tab/>(liste de terminaux et non)</text:p>
      <text:p text:style-name="P2"/>
      <text:p text:style-name="P2"/>
      <text:p text:style-name="P2"/>
      <text:p text:style-name="P2"><text:soft-page-break/>S → Aa</text:p>
      <text:p text:style-name="P2">S → b</text:p>
      <text:p text:style-name="P2">A → Ac</text:p>
      <text:p text:style-name="P2">A → Sd</text:p>
      <text:p text:style-name="P2">A → c</text:p>
      <text:p text:style-name="P2"/>
      <text:p text:style-name="P2">SA (NT)<text:tab/>abc (T)</text:p>
      <text:p text:style-name="P2">b, ca, bda, cca sont issues d'une suite de dérivations qui partent de l'axiome pour arriver vers des terminaux</text:p>
      <text:p text:style-name="P2"/>
      <text:p text:style-name="P2"/>
      <text:p text:style-name="P2">bda= S → Aa → Sda → bda</text:p>
      <text:p text:style-name="P2"/>
      <text:p text:style-name="P2"/>
      <text:p text:style-name="P2">Arbre d'analyse : f d'arbre d'une suite de dérivations </text:p>
      <text:p text:style-name="P2">But de l'analyse syntaxique : trouver un arbre d'analyse étant donné une grammaire et un flux d'unités lexicales</text:p>
      <text:p text:style-name="P2"/>
      <text:p text:style-name="P2"><text:tab/>S</text:p>
      <text:p text:style-name="P2"><text:tab/>/|</text:p>
      <text:p text:style-name="P2"><text:s text:c="9"/>A |</text:p>
      <text:p text:style-name="P2"><text:s text:c="8"/>/ | <text:s/>|</text:p>
      <text:p text:style-name="P2"><text:s text:c="6"/>S <text:s/>| <text:s/>|</text:p>
      <text:p text:style-name="P2"><text:s text:c="7"/>| <text:s text:c="2"/>| <text:s/>|</text:p>
      <text:p text:style-name="P2"><text:s text:c="6"/>b <text:s/>d <text:s/>a</text:p>
      <text:p text:style-name="P2"/>
      <text:p text:style-name="P2">étant donné une grammaire et un flux d'unités lexicales</text:p>
      <text:list xml:id="list4775474574331294221" text:style-name="L11">
        <text:list-item>
          <text:p text:style-name="P16">si l'arbre existe et est unique : tout va bien</text:p>
        </text:list-item>
        <text:list-item>
          <text:p text:style-name="P16">si l'arbre n'existe pas : syntax error</text:p>
        </text:list-item>
        <text:list-item>
          <text:p text:style-name="P16">s'il y a plusieurs arbres possibles : grammaire ambiguë</text:p>
        </text:list-item>
      </text:list>
      <text:p text:style-name="P2"/>
      <text:p text:style-name="P3">Analyse descendante</text:p>
      <text:p text:style-name="P2">Les grammaires analysables de manière descendante sont dites LL</text:p>
      <text:p text:style-name="P2">parsing Left to right and Leftmost derivation</text:p>
      <text:p text:style-name="P2"/>
      <text:p text:style-name="P2">Supporte pas les grammaires récursives à gauche ou factorisante à gauche</text:p>
      <text:p text:style-name="P2"><text:tab/><text:tab/><text:tab/><text:tab/>S → Sa<text:tab/><text:tab/>S → ab</text:p>
      <text:p text:style-name="P2"><text:tab/><text:tab/><text:tab/><text:tab/>S → vide<text:tab/><text:tab/>S → ac</text:p>
      <text:p text:style-name="P2"/>
      <text:p text:style-name="P2">Elimination de la récursivité à gauche :</text:p>
      <text:list xml:id="list147638533902956515" text:style-name="L12">
        <text:list-item>
          <text:p text:style-name="P17">règle simple : A → Ax | y</text:p>
        </text:list-item>
      </text:list>
      <text:p text:style-name="P2"><text:tab/><text:tab/><text:tab/>=&gt;<text:tab/>A → yA'</text:p>
      <text:p text:style-name="P2"><text:tab/><text:tab/><text:tab/><text:tab/>A' → xA' | vide</text:p>
      <text:list xml:id="list5798893670913063835" text:style-name="L13">
        <text:list-item>
          <text:p text:style-name="P18">cas des récursivités indirectes : substituer les NT de gauche jusqu'à ce qu'on ait plus de récursivité indirecte, alors voir ci-dessous : S → Aa | b</text:p>
        </text:list-item>
      </text:list>
      <text:p text:style-name="P2"><text:tab/><text:tab/><text:tab/><text:tab/><text:tab/><text:tab/><text:tab/>A -&gt;Ac | Sd | c</text:p>
      <text:p text:style-name="P2"><text:tab/><text:tab/><text:tab/><text:tab/><text:tab/><text:tab/><text:tab/>=&gt;<text:tab/>S → Aa | b</text:p>
      <text:p text:style-name="P2"><text:tab/><text:tab/><text:tab/><text:tab/><text:tab/><text:tab/><text:tab/><text:tab/>A → Ac | <text:span text:style-name="T1">Aad | bd</text:span> | c</text:p>
      <text:p text:style-name="P2"><text:tab/><text:tab/><text:tab/><text:tab/><text:tab/><text:tab/><text:tab/><text:tab/>=&gt;<text:tab/>S → Aa | b</text:p>
      <text:p text:style-name="P2"><text:tab/><text:tab/><text:tab/><text:tab/><text:tab/><text:tab/><text:tab/><text:tab/><text:tab/>A → <text:span text:style-name="T1">bdA'</text:span> | cA'</text:p>
      <text:p text:style-name="P2"><text:tab/><text:tab/><text:tab/><text:tab/><text:tab/><text:tab/><text:tab/><text:tab/><text:tab/>A' → <text:span text:style-name="T1">adA'</text:span> | cA' | vide</text:p>
      <text:list xml:id="list1636555895457969589" text:style-name="L14">
        <text:list-header>
          <text:p text:style-name="P19"/>
        </text:list-header>
      </text:list>
      <text:p text:style-name="P2"><text:soft-page-break/>Elimination de factorisation à gauche :</text:p>
      <text:list xml:id="list1985894765912344569" text:style-name="L15">
        <text:list-item>
          <text:p text:style-name="P20">règle simple : S → xA | xB</text:p>
        </text:list-item>
      </text:list>
      <text:p text:style-name="P2"><text:tab/><text:tab/><text:tab/>=&gt;<text:tab/>S-&gt; xS'</text:p>
      <text:p text:style-name="P2"><text:tab/><text:tab/><text:tab/><text:tab/>S' → A | B</text:p>
      <text:p text:style-name="P2">Pour l'analyse on a besoin de deux fonctions :</text:p>
      <text:list xml:id="list3047270766912012267" text:style-name="L16">
        <text:list-item>
          <text:p text:style-name="P21">FIRST : Ensemble de terminaux qui peuvent apparaître en premier à partir d'un non-terminal</text:p>
        </text:list-item>
        <text:list-item>
          <text:p text:style-name="P21">FOLLOW : Ensemble de terminaux qui peuvent apparaître après un non-terminal</text:p>
        </text:list-item>
      </text:list>
      <text:p text:style-name="P2"/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>U</text:p>
          </table:table-cell>
          <table:table-cell table:style-name="Tableau2.A1" office:value-type="string">
            <text:p text:style-name="P4">*</text:p>
          </table:table-cell>
          <table:table-cell table:style-name="Tableau2.A1" office:value-type="string">
            <text:p text:style-name="P4">(</text:p>
          </table:table-cell>
          <table:table-cell table:style-name="Tableau2.A1" office:value-type="string">
            <text:p text:style-name="P4">)</text:p>
          </table:table-cell>
          <table:table-cell table:style-name="Tableau2.A1" office:value-type="string">
            <text:p text:style-name="P4">id</text:p>
          </table:table-cell>
          <table:table-cell table:style-name="Tableau2.A1" office:value-type="string">
            <text:p text:style-name="P4">e</text:p>
          </table:table-cell>
          <table:table-cell table:style-name="Tableau2.H1" office:value-type="string">
            <text:p text:style-name="P4">$</text:p>
          </table:table-cell>
        </table:table-row>
        <table:table-row>
          <table:table-cell table:style-name="Tableau2.A2" office:value-type="string">
            <text:p text:style-name="P4">E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E -&gt; TE'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E -&gt; TE'</text:p>
          </table:table-cell>
          <table:table-cell table:style-name="Tableau2.A2" office:value-type="string">
            <text:p text:style-name="P4">E -&gt; TE'</text:p>
          </table:table-cell>
          <table:table-cell table:style-name="Tableau2.H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>E'</text:p>
          </table:table-cell>
          <table:table-cell table:style-name="Tableau2.A2" office:value-type="string">
            <text:p text:style-name="P4">E' -&gt; UTE'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E'-&gt; &amp;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H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>T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T -&gt; FT'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T -&gt; FT'</text:p>
          </table:table-cell>
          <table:table-cell table:style-name="Tableau2.A2" office:value-type="string">
            <text:p text:style-name="P4">T -&gt; FT'</text:p>
          </table:table-cell>
          <table:table-cell table:style-name="Tableau2.H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>T'</text:p>
          </table:table-cell>
          <table:table-cell table:style-name="Tableau2.A2" office:value-type="string">
            <text:p text:style-name="P4">T' → &amp;</text:p>
          </table:table-cell>
          <table:table-cell table:style-name="Tableau2.A2" office:value-type="string">
            <text:p text:style-name="P4">T' -&gt; FT'</text:p>
          </table:table-cell>
          <table:table-cell table:style-name="Tableau2.A2" office:value-type="string">
            <text:p text:style-name="P4">T' → &amp;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T' -&gt; FT'</text:p>
          </table:table-cell>
          <table:table-cell table:style-name="Tableau2.A2" office:value-type="string">
            <text:p text:style-name="P4">T' -&gt; FT'</text:p>
          </table:table-cell>
          <table:table-cell table:style-name="Tableau2.H2" office:value-type="string">
            <text:p text:style-name="P4">T' → &amp;</text:p>
          </table:table-cell>
        </table:table-row>
        <table:table-row>
          <table:table-cell table:style-name="Tableau2.A2" office:value-type="string">
            <text:p text:style-name="P4">F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F → GG'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F → GG'</text:p>
          </table:table-cell>
          <table:table-cell table:style-name="Tableau2.A2" office:value-type="string">
            <text:p text:style-name="P4">F → GG'</text:p>
          </table:table-cell>
          <table:table-cell table:style-name="Tableau2.H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>G'</text:p>
          </table:table-cell>
          <table:table-cell table:style-name="Tableau2.A2" office:value-type="string">
            <text:p text:style-name="P4">G' → &amp;</text:p>
          </table:table-cell>
          <table:table-cell table:style-name="Tableau2.A2" office:value-type="string">
            <text:p text:style-name="P4">G' → *</text:p>
          </table:table-cell>
          <table:table-cell table:style-name="Tableau2.A2" office:value-type="string">
            <text:p text:style-name="P4">G' → &amp;</text:p>
          </table:table-cell>
          <table:table-cell table:style-name="Tableau2.A2" office:value-type="string">
            <text:p text:style-name="P4">G' → &amp;</text:p>
          </table:table-cell>
          <table:table-cell table:style-name="Tableau2.A2" office:value-type="string">
            <text:p text:style-name="P4">G' → &amp;</text:p>
          </table:table-cell>
          <table:table-cell table:style-name="Tableau2.A2" office:value-type="string">
            <text:p text:style-name="P4">G' → &amp;</text:p>
          </table:table-cell>
          <table:table-cell table:style-name="Tableau2.H2" office:value-type="string">
            <text:p text:style-name="P4">G' → &amp;</text:p>
          </table:table-cell>
        </table:table-row>
        <table:table-row>
          <table:table-cell table:style-name="Tableau2.A2" office:value-type="string">
            <text:p text:style-name="P4">G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G → (E)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>G → id</text:p>
          </table:table-cell>
          <table:table-cell table:style-name="Tableau2.A2" office:value-type="string">
            <text:p text:style-name="P4">G → e</text:p>
          </table:table-cell>
          <table:table-cell table:style-name="Tableau2.H2" office:value-type="string">
            <text:p text:style-name="P4"/>
          </table:table-cell>
        </table:table-row>
      </table:table>
      <text:p text:style-name="P2"/>
      <text:p text:style-name="P2">((Pile commence par axiome suivi de $))</text:p>
      <text:p text:style-name="P2">Algorithme de reconnaissance : (avec a = symbole courant, X tete de pile et M la table)</text:p>
      <text:p text:style-name="P2"><text:tab/>Tant que X!= $</text:p>
      <text:p text:style-name="P2"><text:tab/><text:tab/>si X vaut a, dépiler et passer au token suivant</text:p>
      <text:p text:style-name="P2"><text:tab/><text:tab/>sinon si X est terminal : ERREUR</text:p>
      <text:p text:style-name="P2"><text:tab/><text:tab/>sinon si M[X, a] est vide : ERREUR</text:p>
      <text:p text:style-name="P2"><text:tab/><text:tab/>sinon si M[X, a] = X-&gt;Y1 Y2 .. Yn</text:p>
      <text:p text:style-name="P2"><text:tab/><text:tab/><text:tab/>Emettre la production</text:p>
      <text:p text:style-name="P2"><text:tab/><text:tab/><text:tab/>Dépile</text:p>
      <text:p text:style-name="P2"><text:tab/><text:tab/><text:tab/>Empile Yn .. Y2 Y1</text:p>
      <text:p text:style-name="P2"><text:tab/><text:tab/><text:tab/>(Y1 nouveau X)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' -&gt; S</text:p>
      <text:p text:style-name="P2">S -&gt; S(S) | &amp;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">X</text:p>
          </table:table-cell>
          <table:table-cell table:style-name="Tableau3.A1" office:value-type="string">
            <text:p text:style-name="P4">First</text:p>
          </table:table-cell>
          <table:table-cell table:style-name="Tableau3.C1" office:value-type="string">
            <text:p text:style-name="P4">Follow</text:p>
          </table:table-cell>
        </table:table-row>
        <table:table-row>
          <table:table-cell table:style-name="Tableau3.A2" office:value-type="string">
            <text:p text:style-name="P4">S'</text:p>
          </table:table-cell>
          <table:table-cell table:style-name="Tableau3.A2" office:value-type="string">
            <text:p text:style-name="P4">&amp; (</text:p>
          </table:table-cell>
          <table:table-cell table:style-name="Tableau3.C2" office:value-type="string">
            <text:p text:style-name="P4">$</text:p>
          </table:table-cell>
        </table:table-row>
        <table:table-row>
          <table:table-cell table:style-name="Tableau3.A2" office:value-type="string">
            <text:p text:style-name="P4">S</text:p>
          </table:table-cell>
          <table:table-cell table:style-name="Tableau3.A2" office:value-type="string">
            <text:p text:style-name="P4">&amp; (</text:p>
          </table:table-cell>
          <table:table-cell table:style-name="Tableau3.C2" office:value-type="string">
            <text:p text:style-name="P4">$ ( )</text:p>
          </table:table-cell>
        </table:table-row>
      </table:table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I0</text:p>
          </table:table-cell>
        </table:table-row>
        <table:table-row>
          <table:table-cell table:style-name="Tableau4.A2" office:value-type="string">
            <text:p text:style-name="P4">S'-&gt;.S</text:p>
          </table:table-cell>
        </table:table-row>
        <table:table-row>
          <table:table-cell table:style-name="Tableau4.A2" office:value-type="string">
            <text:p text:style-name="P4">S-&gt;.S(S)</text:p>
          </table:table-cell>
        </table:table-row>
        <table:table-row>
          <table:table-cell table:style-name="Tableau4.A2" office:value-type="string">
            <text:p text:style-name="P4">S-&gt;.</text:p>
          </table:table-cell>
        </table:table-row>
      </table:table>
      <text:p text:style-name="P2"/>
      <text:p text:style-name="P2">Goto (I0, S) →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I1</text:p>
          </table:table-cell>
        </table:table-row>
        <table:table-row>
          <table:table-cell table:style-name="Tableau5.A2" office:value-type="string">
            <text:p text:style-name="P4">S'-&gt;S.</text:p>
          </table:table-cell>
        </table:table-row>
        <table:table-row>
          <table:table-cell table:style-name="Tableau5.A2" office:value-type="string">
            <text:p text:style-name="P4">S-&gt;S.(S)</text:p>
          </table:table-cell>
        </table:table-row>
      </table:table>
      <text:p text:style-name="P2"/>
      <text:p text:style-name="P2">Goto (I1, ( ) →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I2</text:p>
          </table:table-cell>
        </table:table-row>
        <table:table-row>
          <table:table-cell table:style-name="Tableau6.A2" office:value-type="string">
            <text:p text:style-name="P4">S'-&gt;S(<text:span text:style-name="T1">.S</text:span>)</text:p>
          </table:table-cell>
        </table:table-row>
        <table:table-row>
          <table:table-cell table:style-name="Tableau6.A2" office:value-type="string">
            <text:p text:style-name="P4">S-&gt;.S(S)</text:p>
          </table:table-cell>
        </table:table-row>
        <table:table-row>
          <table:table-cell table:style-name="Tableau6.A2" office:value-type="string">
            <text:p text:style-name="P4">S-&gt;.</text:p>
          </table:table-cell>
        </table:table-row>
      </table:table>
      <text:p text:style-name="P2"/>
      <text:p text:style-name="P2">Goto (I2, S ) →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">I3</text:p>
          </table:table-cell>
        </table:table-row>
        <table:table-row>
          <table:table-cell table:style-name="Tableau7.A2" office:value-type="string">
            <text:p text:style-name="P4">S'-&gt;S(<text:span text:style-name="T2">S.</text:span>)</text:p>
          </table:table-cell>
        </table:table-row>
        <table:table-row>
          <table:table-cell table:style-name="Tableau7.A2" office:value-type="string">
            <text:p text:style-name="P4">S-&gt;S.(S)</text:p>
          </table:table-cell>
        </table:table-row>
      </table:table>
      <text:p text:style-name="P2"/>
      <text:p text:style-name="P2">Goto (I3, ( ) → I2</text:p>
      <text:p text:style-name="P2">Goto (I3, ) ) →</text:p>
      <text:p text:style-name="P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">I4</text:p>
          </table:table-cell>
        </table:table-row>
        <table:table-row>
          <table:table-cell table:style-name="Tableau8.A2" office:value-type="string">
            <text:p text:style-name="P4">S'-&gt;S(<text:span text:style-name="T2">S</text:span>),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/>
        <table:table-column table:style-name="Tableau9.A"/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>(</text:p>
          </table:table-cell>
          <table:table-cell table:style-name="Tableau9.A1" office:value-type="string">
            <text:p text:style-name="Table_20_Contents">)</text:p>
          </table:table-cell>
          <table:table-cell table:style-name="Tableau9.A1" office:value-type="string">
            <text:p text:style-name="Table_20_Contents">$</text:p>
          </table:table-cell>
          <table:table-cell table:style-name="Tableau9.E1" office:value-type="string">
            <text:p text:style-name="Table_20_Contents">S</text:p>
          </table:table-cell>
        </table:table-row>
        <table:table-row>
          <table:table-cell table:style-name="Tableau9.A2" office:value-type="string">
            <text:p text:style-name="Table_20_Contents">I0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E2" office:value-type="string">
            <text:p text:style-name="Table_20_Contents">I1</text:p>
          </table:table-cell>
        </table:table-row>
        <table:table-row>
          <table:table-cell table:style-name="Tableau9.A2" office:value-type="string">
            <text:p text:style-name="Table_20_Contents">I1</text:p>
          </table:table-cell>
          <table:table-cell table:style-name="Tableau9.A2" office:value-type="string">
            <text:p text:style-name="Table_20_Contents">Shift I2</text:p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>Accept</text:p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I2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A2" office:value-type="string">
            <text:p text:style-name="Table_20_Contents">Reduce S-&gt;&amp;</text:p>
          </table:table-cell>
          <table:table-cell table:style-name="Tableau9.E2" office:value-type="string">
            <text:p text:style-name="Table_20_Contents">I3</text:p>
          </table:table-cell>
        </table:table-row>
        <table:table-row>
          <table:table-cell table:style-name="Tableau9.A2" office:value-type="string">
            <text:p text:style-name="Table_20_Contents">I3</text:p>
          </table:table-cell>
          <table:table-cell table:style-name="Tableau9.A2" office:value-type="string">
            <text:p text:style-name="Table_20_Contents">Shift I2</text:p>
          </table:table-cell>
          <table:table-cell table:style-name="Tableau9.A2" office:value-type="string">
            <text:p text:style-name="Table_20_Contents">Shift I4</text:p>
          </table:table-cell>
          <table:table-cell table:style-name="Tableau9.A2" office:value-type="string">
            <text:p text:style-name="Table_20_Contents"/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>I4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A2" office:value-type="string">
            <text:p text:style-name="Table_20_Contents">Reduce S-&gt;S(S)</text:p>
          </table:table-cell>
          <table:table-cell table:style-name="Tableau9.E2" office:value-type="string">
            <text:p text:style-name="Table_20_Contents"/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table:number-columns-spanned="3" office:value-type="string">
            <text:p text:style-name="Table_20_Contents">Shift état/ Reduce règle/ Accept</text:p>
          </table:table-cell>
          <table:covered-table-cell/>
          <table:covered-table-cell/>
          <table:table-cell table:style-name="Tableau9.E2" office:value-type="string">
            <text:p text:style-name="Table_20_Contents">Goto état</text:p>
          </table:table-cell>
        </table:table-row>
      </table:table>
      <text:p text:style-name="Standard"/>
      <text:p text:style-name="Standard">Construction : 3 cas pour tous les états</text:p>
      <text:list xml:id="list8089308667950318053" text:style-name="L17">
        <text:list-item>
          <text:p text:style-name="P22">point devant un terminal =&gt; shift</text:p>
        </text:list-item>
        <text:list-item>
          <text:p text:style-name="P22">point final =&gt; reduce</text:p>
        </text:list-item>
        <text:list-item>
          <text:p text:style-name="P22">S' =&gt; S. =&gt; accept</text:p>
        </text:list-item>
      </text:list>
      <text:p text:style-name="Standard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Table_20_Contents">Pile</text:p>
          </table:table-cell>
          <table:table-cell table:style-name="Tableau10.A1" office:value-type="string">
            <text:p text:style-name="Table_20_Contents">Chaine</text:p>
          </table:table-cell>
          <table:table-cell table:style-name="Tableau10.C1" office:value-type="string">
            <text:p text:style-name="Table_20_Contents">Action</text:p>
          </table:table-cell>
        </table:table-row>
        <table:table-row>
          <table:table-cell table:style-name="Tableau10.A2" office:value-type="string">
            <text:p text:style-name="Table_20_Contents">I0</text:p>
          </table:table-cell>
          <table:table-cell table:style-name="Tableau10.A2" office:value-type="string">
            <text:p text:style-name="Table_20_Contents">( ( ) ( ) )$</text:p>
          </table:table-cell>
          <table:table-cell table:style-name="Tableau10.C2" office:value-type="string">
            <text:p text:style-name="Table_20_Contents">Reduce → dépile |&amp;| et empile goto (I0, S)</text:p>
          </table:table-cell>
        </table:table-row>
        <table:table-row>
          <table:table-cell table:style-name="Tableau10.A2" office:value-type="string">
            <text:p text:style-name="Table_20_Contents">I0 I1</text:p>
          </table:table-cell>
          <table:table-cell table:style-name="Tableau10.A2" office:value-type="string">
            <text:p text:style-name="Table_20_Contents">( ( ) 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</text:p>
          </table:table-cell>
          <table:table-cell table:style-name="Tableau10.A2" office:value-type="string">
            <text:p text:style-name="Table_20_Contents"><text:s text:c="2"/>( ) ( 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2"/>( ) 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 I3 I2</text:p>
          </table:table-cell>
          <table:table-cell table:style-name="Tableau10.A2" office:value-type="string">
            <text:p text:style-name="Table_20_Contents"><text:s text:c="4"/>) ( 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 I2 I3</text:p>
          </table:table-cell>
          <table:table-cell table:style-name="Tableau10.A2" office:value-type="string">
            <text:p text:style-name="Table_20_Contents"><text:s text:c="4"/>) ( ) 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 I1 I2 I3 I2 I3 I4</text:p>
          </table:table-cell>
          <table:table-cell table:style-name="Tableau10.A2" office:value-type="string">
            <text:p text:style-name="Table_20_Contents"><text:s text:c="6"/>( ) )$</text:p>
          </table:table-cell>
          <table:table-cell table:style-name="Tableau10.C2" office:value-type="string">
            <text:p text:style-name="Table_20_Contents">Reduce → dépile |S(S)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6"/>( ) )$</text:p>
          </table:table-cell>
          <table:table-cell table:style-name="Tableau10.C2" office:value-type="string">
            <text:p text:style-name="Table_20_Contents">Shift → empile I2 et passe a</text:p>
          </table:table-cell>
        </table:table-row>
        <table:table-row>
          <table:table-cell table:style-name="Tableau10.A2" office:value-type="string">
            <text:p text:style-name="Table_20_Contents">I0 I1 I2 I3 I2</text:p>
          </table:table-cell>
          <table:table-cell table:style-name="Tableau10.A2" office:value-type="string">
            <text:p text:style-name="Table_20_Contents"><text:s text:c="8"/>) )$</text:p>
          </table:table-cell>
          <table:table-cell table:style-name="Tableau10.C2" office:value-type="string">
            <text:p text:style-name="Table_20_Contents">Reduce → dépile |&amp;| et empile goto (I2, S)</text:p>
          </table:table-cell>
        </table:table-row>
        <table:table-row>
          <table:table-cell table:style-name="Tableau10.A2" office:value-type="string">
            <text:p text:style-name="Table_20_Contents">I0 I1 I2 I3 I2 I3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 I1 I2 I3 I2 I3 I4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Reduce → dépile |S(S)| et empile goto (I2, S)</text:p>
          </table:table-cell>
        </table:table-row>
        <table:table-row>
          <table:table-cell table:style-name="Tableau10.A2" office:value-type="string">
            <text:p text:style-name="Table_20_Contents">I0 I1 I2 I3</text:p>
          </table:table-cell>
          <table:table-cell table:style-name="Tableau10.A2" office:value-type="string">
            <text:p text:style-name="Table_20_Contents"><text:s text:c="10"/>)$</text:p>
          </table:table-cell>
          <table:table-cell table:style-name="Tableau10.C2" office:value-type="string">
            <text:p text:style-name="Table_20_Contents">Shift → empile I4 et passe a</text:p>
          </table:table-cell>
        </table:table-row>
        <table:table-row>
          <table:table-cell table:style-name="Tableau10.A2" office:value-type="string">
            <text:p text:style-name="Table_20_Contents">I0</text:p>
          </table:table-cell>
          <table:table-cell table:style-name="Tableau10.A2" office:value-type="string">
            <text:p text:style-name="Table_20_Contents"><text:s text:c="11"/>$</text:p>
          </table:table-cell>
          <table:table-cell table:style-name="Tableau10.C2" office:value-type="string">
            <text:p text:style-name="Table_20_Contents">Reduce → dépile |S(S)| et empile goto (I0, S)</text:p>
          </table:table-cell>
        </table:table-row>
        <table:table-row>
          <table:table-cell table:style-name="Tableau10.A2" office:value-type="string">
            <text:p text:style-name="Table_20_Contents">I0 I1</text:p>
          </table:table-cell>
          <table:table-cell table:style-name="Tableau10.A2" office:value-type="string">
            <text:p text:style-name="Table_20_Contents"><text:s text:c="11"/>$</text:p>
          </table:table-cell>
          <table:table-cell table:style-name="Tableau10.C2" office:value-type="string">
            <text:p text:style-name="Table_20_Contents">Accep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1T08:36:03.52</meta:creation-date>
    <dc:date>2018-10-16T12:35:48.99</dc:date>
    <meta:editing-duration>PT10H51M57S</meta:editing-duration>
    <meta:editing-cycles>15</meta:editing-cycles>
    <meta:generator>OpenOffice/4.1.1$Win32 OpenOffice.org_project/411m6$Build-9775</meta:generator>
    <meta:document-statistic meta:table-count="10" meta:image-count="0" meta:object-count="0" meta:page-count="6" meta:paragraph-count="278" meta:word-count="1288" meta:character-count="6363"/>
  </office:meta>
</office:document-meta>
</file>